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62393624" text:id="ct162393624">
          <text:insertion>
            <office:change-info>
              <dc:creator>Juan León</dc:creator>
              <dc:date>2012-06-13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párrafo no se toca</text:p>
      <text:p text:style-name="P1">Esta es la línea número <text:change-start text:change-id="ct162393624"/>numero<text:change-end text:change-id="ct162393624"/>.<office:annotation><dc:creator>Juan León</dc:creator><dc:date>2012-06-13T14:56:58</dc:date><text:p text:style-name="P2"><text:span text:style-name="T1">do text for numero in numeros</text:span></text:p></office:annotation></text:p>
      <text:p text:style-name="P1">Este otro tampoco se to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ón</meta:initial-creator>
    <meta:creation-date>2012-06-12T19:42:05</meta:creation-date>
    <dc:date>2012-06-13T14:59:12</dc:date>
    <dc:creator>Juan León</dc:creator>
    <meta:editing-duration>PT26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3" meta:word-count="17" meta:character-count="81" meta:non-whitespace-character-count="68"/>
  </office:meta>
</office:document-meta>
</file>